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 Physics Final</text:p>
      <text:p text:style-name="P1"/>
      <text:p text:style-name="P2">In a supercollider, a proton is accelerated through a potential difference of 8x10<text:span text:style-name="T1">8</text:span> Volts. </text:p>
      <text:p text:style-name="P2">a. Determine the kinetic energy of the proton after it has been accelerated.</text:p>
      <text:p text:style-name="P2"/>
      <text:p text:style-name="P2"/>
      <text:p text:style-name="P2"/>
      <text:p text:style-name="P2"/>
      <text:p text:style-name="P2">b. Determine the velocity of the proton (hint: it's relativistic!)</text:p>
      <text:p text:style-name="P2"/>
      <text:p text:style-name="P2"/>
      <text:p text:style-name="P2"/>
      <text:p text:style-name="P2"/>
      <text:p text:style-name="P2"/>
      <text:p text:style-name="P2"/>
      <text:p text:style-name="P2"/>
      <text:p text:style-name="P2">c. The proton then passes into a voltage-selector portion of the supercollider, in which it passes through two charged plates, with a potential difference of 100 Volts between them (the electric field is directed downward). <text:s/>There is a magnetic field directed into the paper which causes the proton to feel a net force of 0 Newtons. <text:s/>What is the strength of the magnetic field?</text:p>
      <text:p text:style-name="P2"/>
      <text:p text:style-name="P2"/>
      <text:p text:style-name="P2"/>
      <text:p text:style-name="P2"/>
      <text:p text:style-name="P2"/>
      <text:p text:style-name="P2"/>
      <text:p text:style-name="P2"/>
      <text:p text:style-name="P2">d. The proton travels a length of 100 meters according to an outside observer. <text:s/>How far does the proton “think” that it has traveled?</text:p>
      <text:p text:style-name="P2"/>
      <text:p text:style-name="P2"/>
      <text:p text:style-name="P2"/>
      <text:p text:style-name="P2"/>
      <text:p text:style-name="P2"/>
      <text:p text:style-name="P2"/>
      <text:p text:style-name="P2">e. The proton collides with an electron to form several particles, including a gamma-ray. <text:s/>Write an expression for this collision.</text:p>
      <text:p text:style-name="P2"/>
      <text:p text:style-name="P2"/>
      <text:p text:style-name="P2"/>
      <text:p text:style-name="P2"/>
      <text:p text:style-name="P2"/>
      <text:p text:style-name="P2"/>
      <text:p text:style-name="P2"/>
      <text:p text:style-name="P2"/>
      <text:p text:style-name="P2"><text:soft-page-break/></text:p>
      <text:p text:style-name="P2">f. Determine the energy of the gamma ra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 The gamma-ray that was emitted then encounters a barrier, with two slits separated by a distance of 3 cm. <text:s/>A viewing screen is placed a distance of 1 meter behind the slits. <text:s/>What is the distance from the central bright to the first bright band caused by diffraction?</text:p>
      <text:p text:style-name="P2"/>
      <text:p text:style-name="P2"/>
      <text:p text:style-name="P2"/>
      <text:p text:style-name="P2"/>
      <text:p text:style-name="P2"/>
      <text:p text:style-name="P2"/>
      <text:p text:style-name="P2"/>
      <text:p text:style-name="P2"/>
      <text:p text:style-name="P2"/>
      <text:p text:style-name="P2">g. If the gamma ray is only in existence for 10<text:span text:style-name="T1">-5</text:span> seconds, what is the uncertainty in its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0-05-28T10:31:33.99" text:fixed="true">05/28/10</text:date></text:p>
      </style:header>
      <style:footer>
        <text:p text:style-name="Footer">AP PHYSICS FINAL<text:tab/><text:page-number text:select-page="current">1</text:page-number>/<text:page-count>2</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28T10:31:34</meta:creation-date>
    <meta:editing-duration>PT00H13M44S</meta:editing-duration>
    <meta:editing-cycles>4</meta:editing-cycles>
    <meta:generator>OpenOffice.org/3.1$Unix OpenOffice.org_project/310m19$Build-9420</meta:generator>
    <meta:initial-creator>Jonas Williamson</meta:initial-creator>
    <dc:date>2010-05-28T11:01:19</dc:date>
    <dc:creator>Jonas Williamson</dc:creator>
    <meta:printed-by>Jonas Williamson</meta:printed-by>
    <meta:print-date>2010-05-28T10:57:23</meta:print-date>
    <meta:document-statistic meta:table-count="0" meta:image-count="1" meta:object-count="0" meta:page-count="2" meta:paragraph-count="12" meta:word-count="231" meta:character-count="1346"/>
    <meta:user-defined meta:name="Info 1"/>
    <meta:user-defined meta:name="Info 2"/>
    <meta:user-defined meta:name="Info 3"/>
    <meta:user-defined meta:name="Info 4"/>
  </office:meta>
</office:document-meta>
</file>